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Ubuntu" svg:font-family="Ubuntu, 'Droid Sans', sans-serif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4" style:family="paragraph" style:parent-style-name="Standard">
      <style:text-properties fo:font-weight="normal" officeooo:rsid="001f7829" style:font-weight-asian="normal" style:font-weight-complex="normal"/>
    </style:style>
    <style:style style:name="P15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6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8">
      <style:text-properties fo:language="en" fo:country="US"/>
    </style:style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>
      <style:text-properties officeooo:paragraph-rsid="0012ed7c"/>
    </style:style>
    <style:style style:name="P28" style:family="paragraph" style:parent-style-name="Standard" style:list-style-name="L8">
      <style:text-properties officeooo:paragraph-rsid="00184ef8"/>
    </style:style>
    <style:style style:name="P29" style:family="paragraph" style:parent-style-name="Standard" style:list-style-name="L9"/>
    <style:style style:name="P30" style:family="paragraph" style:parent-style-name="Standard" style:list-style-name="L9">
      <style:text-properties officeooo:rsid="0021b6a1" officeooo:paragraph-rsid="0021b6a1"/>
    </style:style>
    <style:style style:name="P31" style:family="paragraph" style:parent-style-name="Standard">
      <style:text-properties officeooo:rsid="0021b6a1" officeooo:paragraph-rsid="0021b6a1"/>
    </style:style>
    <style:style style:name="P32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3" style:family="paragraph" style:parent-style-name="Standard" style:list-style-name="L11">
      <style:text-properties officeooo:paragraph-rsid="0030a50f"/>
    </style:style>
    <style:style style:name="P34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5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6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font-name="Arial" officeooo:rsid="004133cd"/>
    </style:style>
    <style:style style:name="T5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6" style:family="text">
      <style:text-properties fo:color="#333333" style:font-name="Courier"/>
    </style:style>
    <style:style style:name="T7" style:family="text">
      <style:text-properties style:font-name="Menlo"/>
    </style:style>
    <style:style style:name="T8" style:family="text">
      <style:text-properties style:font-name="Menlo" fo:language="en" fo:country="US"/>
    </style:style>
    <style:style style:name="T9" style:family="text">
      <style:text-properties fo:color="#24292e" style:font-name="SFMono-Regular" fo:font-size="9.5pt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4ef8"/>
    </style:style>
    <style:style style:name="T12" style:family="text">
      <style:text-properties fo:language="en" fo:country="US" officeooo:rsid="0018863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a50f" style:font-weight-asian="bold" style:font-weight-complex="bold"/>
    </style:style>
    <style:style style:name="T15" style:family="text">
      <style:text-properties officeooo:rsid="0012a5b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7829" style:font-weight-asian="normal" style:font-weight-complex="normal"/>
    </style:style>
    <style:style style:name="T18" style:family="text">
      <style:text-properties fo:font-weight="normal" officeooo:rsid="0030a50f" style:font-weight-asian="normal" style:font-weight-complex="normal"/>
    </style:style>
    <style:style style:name="T19" style:family="text">
      <style:text-properties officeooo:rsid="001c014e"/>
    </style:style>
    <style:style style:name="T20" style:family="text">
      <style:text-properties officeooo:rsid="00201129"/>
    </style:style>
    <style:style style:name="T21" style:family="text">
      <style:text-properties officeooo:rsid="002d53c2"/>
    </style:style>
    <style:style style:name="T22" style:family="text">
      <style:text-properties officeooo:rsid="002993f2"/>
    </style:style>
    <style:style style:name="T23" style:family="text">
      <style:text-properties officeooo:rsid="002a6505"/>
    </style:style>
    <style:style style:name="T24" style:family="text">
      <style:text-properties officeooo:rsid="002bdd2f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9" style:family="text">
      <style:text-properties officeooo:rsid="0032a198"/>
    </style:style>
    <style:style style:name="T30" style:family="text">
      <style:text-properties officeooo:rsid="0036010d"/>
    </style:style>
    <style:style style:name="T31" style:family="text">
      <style:text-properties officeooo:rsid="0038ff2d"/>
    </style:style>
    <style:style style:name="T32" style:family="text">
      <style:text-properties officeooo:rsid="003adb8a"/>
    </style:style>
    <style:style style:name="T33" style:family="text">
      <style:text-properties officeooo:rsid="003b936f"/>
    </style:style>
    <style:style style:name="T34" style:family="text">
      <style:text-properties officeooo:rsid="003d35e8"/>
    </style:style>
    <style:style style:name="T35" style:family="text">
      <style:text-properties officeooo:rsid="003f00b8"/>
    </style:style>
    <style:style style:name="T36" style:family="text">
      <style:text-properties officeooo:rsid="0040ab06"/>
    </style:style>
    <style:style style:name="T37" style:family="text">
      <style:text-properties officeooo:rsid="004580b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5">-y</text:span></text:span></text:p>
      <text:p text:style-name="Standard"><text:span text:style-name="Fonte_20_parág._20_padrão"><text:span text:style-name="T1">- sudo </text:span></text:span><text:span text:style-name="Strong_20_Emphasis"><text:span text:style-name="T6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Standard"><text:span text:style-name="Fonte_20_parág._20_padrão"><text:span text:style-name="T3">- sudo nano /etc/hosts //</text:span></text:span><text:span text:style-name="Fonte_20_parág._20_padrão"><text:span text:style-name="T4">edita o arquivo de dns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8">sudo apt-get install zsh</text:span></text:span></text:p>
      <text:p text:style-name="Standard"><text:span text:style-name="Fonte_20_parág._20_padrão"><text:span text:style-name="T7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7">https://ohmyz.sh/</text:span></text:span></text:a></text:p>
      <text:p text:style-name="Standard"><text:span text:style-name="Fonte_20_parág._20_padrão"><text:span text:style-name="T7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7">- alias: mostra help</text:span></text:span></text:p>
      <text:p text:style-name="Standard"><text:span text:style-name="Fonte_20_parág._20_padrão"><text:span text:style-name="T7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7">git clone ‘</text:span></text:span><text:span text:style-name="Source_20_Text"><text:span text:style-name="T28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9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1">trás todo o projeto de novo a partir da última alteração</text:span></text:p>
      <text:p text:style-name="Standard">- git checkout ‘develop’ //<text:span text:style-name="T30">faz checkout na branch de escolha e limpa oq não foi adicionado / comitado</text:span></text:p>
      <text:p text:style-name="Standard">- git push origin master //<text:span text:style-name="T31">commita na branch master</text:span></text:p>
      <text:p text:style-name="Standard">- git merge test //<text:span text:style-name="T32">faz merge da branch test para master</text:span></text:p>
      <text:p text:style-name="Standard">- <text:span text:style-name="T32">git status //ve se tem algo pendente pra commitar</text:span></text:p>
      <text:p text:style-name="Standard">- git stash //<text:span text:style-name="T32">retira coisas não comitadas de uma branch e salva para usar em outrar branch</text:span></text:p>
      <text:p text:style-name="Standard">- git branch test f630d3f // <text:span text:style-name="T32">pega branch de código e joga na branch test</text:span></text:p>
      <text:p text:style-name="Standard">- git log --oneline //<text:span text:style-name="T33">ve o log do repositório / branch</text:span></text:p>
      <text:p text:style-name="Standard">- <text:span text:style-name="T34">git branch ‘cypress’ //cria a branch cypress</text:span></text:p>
      <text:p text:style-name="Standard">- git add cypress.json cypress/ <text:s/>//<text:span text:style-name="T35">adiciona os arquivos especificos</text:span></text:p>
      <text:p text:style-name="Standard">- git commit -m "adicionando cypress" //<text:span text:style-name="T36">adiciona somente os arquivo adicionados</text:span></text:p>
      <text:p text:style-name="Standard"/>
      <text:p text:style-name="Standard"/>
      <text:p text:style-name="P2">React JS</text:p>
      <text:p text:style-name="P2"/>
      <text:p text:style-name="P1"><text:soft-page-break/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4084426773" text:style-name="L1">
        <text:list-item>
          <text:p text:style-name="P1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9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819923031" text:style-name="L2">
        <text:list-item>
          <text:p text:style-name="P1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559944815" text:style-name="L3">
        <text:list-item>
          <text:p text:style-name="P21">sudo npm install -g create-react-app</text:p>
        </text:list-item>
        <text:list-item>
          <text:p text:style-name="P20">sudo create-react-app frontend</text:p>
        </text:list-item>
        <text:list-item>
          <text:p text:style-name="P21">ou executar somente: sudo yarn create react-app frontend</text:p>
        </text:list-item>
      </text:list>
      <text:p text:style-name="P7"/>
      <text:p text:style-name="Standard">- Para subir o servidor: sudo yarn start</text:p>
      <text:list xml:id="list1360976552" text:style-name="L4">
        <text:list-item>
          <text:p text:style-name="P2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1504089026" text:style-name="L5">
        <text:list-item>
          <text:p text:style-name="P24">retorna um elemento React (JSX)</text:p>
        </text:list-item>
        <text:list-item>
          <text:p text:style-name="P24">também pode ser retornado um Array / fragmento a partir da versão (16)</text:p>
        </text:list-item>
        <text:list-item>
          <text:p text:style-name="P24">Portal</text:p>
        </text:list-item>
        <text:list-item>
          <text:p text:style-name="P2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1195631322" text:style-name="L6">
        <text:list-item>
          <text:p text:style-name="P25">Constructor</text:p>
        </text:list-item>
        <text:list-item>
          <text:p text:style-name="P25">Render</text:p>
        </text:list-item>
        <text:list-item>
          <text:p text:style-name="P25">Reac updates DOM and refs</text:p>
        </text:list-item>
        <text:list-item>
          <text:p text:style-name="P25">componentDidMount (instanciar listeners)</text:p>
        </text:list-item>
        <text:list-item>
          <text:p text:style-name="P25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2">todas as bibliotecas devem ser instaladas no repositório frontend</text:span></text:p>
      <text:list xml:id="list3079894435" text:style-name="L7">
        <text:list-item>
          <text:p text:style-name="P26">sudo yarn add axios</text:p>
        </text:list-item>
      </text:list>
      <text:list xml:id="list3655548622" text:style-name="L8">
        <text:list-item>
          <text:p text:style-name="P22">sudo yarn add react-router-dom</text:p>
        </text:list-item>
        <text:list-item>
          <text:p text:style-name="P27"><text:span text:style-name="Fonte_20_parág._20_padrão"><text:span text:style-name="T10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0">https://github.com/fkhadra/react-toastify</text:span></text:span></text:a><text:span text:style-name="T10"><text:tab/></text:span></text:p>
        </text:list-item>
        <text:list-item>
          <text:p text:style-name="P28"><text:span text:style-name="T11">sudo yarn add bootstrap-icons //</text:span><text:span text:style-name="T12">instalar ultima versão do node 12.16.1</text:span></text:p>
        </text:list-item>
      </text:list>
      <text:p text:style-name="P7"/>
      <text:p text:style-name="Standard"><text:span text:style-name="Fonte_20_parág._20_padrão"><text:span text:style-name="T13">scss –</text:span></text:span> <text:span text:style-name="Fonte_20_parág._20_padrão"><text:span text:style-name="T13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<text:soft-page-break/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10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1438313967" text:style-name="L9">
        <text:list-item>
          <text:p text:style-name="P29">color highlight</text:p>
        </text:list-item>
        <text:list-item>
          <text:p text:style-name="P29">material icon theme</text:p>
        </text:list-item>
        <text:list-item>
          <text:p text:style-name="P29">drácula</text:p>
        </text:list-item>
        <text:list-item>
          <text:p text:style-name="P30">live share: permite duas pessoas mexer no código</text:p>
        </text:list-item>
        <text:list-item>
          <text:p text:style-name="P30">eazy-snippets-react</text:p>
        </text:list-item>
        <text:list-item>
          <text:p text:style-name="P30">vscode-icons</text:p>
        </text:list-item>
        <text:list-item>
          <text:p text:style-name="P30">CSS Formatter</text:p>
        </text:list-item>
        <text:list-item>
          <text:p text:style-name="P30">Duplicate selection or line //<text:span text:style-name="T37">alterar atalho para ctrl + shift + d</text:span></text:p>
        </text:list-item>
      </text:list>
      <text:p text:style-name="P31"/>
      <text:p text:style-name="P31"/>
      <text:p text:style-name="Standard">-Atalho Alt + shift + f <text:span text:style-name="T15">ou ctrl + shift + i</text:span>: identa o código</text:p>
      <text:p text:style-name="Standard">- <text:span text:style-name="T20">Atalho ctrl +/: comenta e descomenta</text:span></text:p>
      <text:p text:style-name="Standard"/>
      <text:p text:style-name="P8">cypress test – <text:span text:style-name="T17">testes</text:span></text:p>
      <text:p text:style-name="P9"><text:span text:style-name="T17">a</text:span><text:span text:style-name="T16">pp actions</text:span></text:p>
      <text:p text:style-name="P13">page options</text:p>
      <text:p text:style-name="P14"/>
      <text:p text:style-name="P10">Instalação cypress: Acessar / <text:span text:style-name="T23">criar </text:span>repositório <text:span text:style-name="T23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1346178190" text:style-name="L10">
        <text:list-item>
          <text:p text:style-name="P32">sudo yarn add cypress –dev</text:p>
        </text:list-item>
        <text:list-item>
          <text:p text:style-name="P32">yarn run cypress open //<text:span text:style-name="T24">starta o cypress</text:span></text:p>
        </text:list-item>
        <text:list-item>
          <text:p text:style-name="P32">yarn start cypress:open</text:p>
        </text:list-item>
        <text:list-item>
          <text:p text:style-name="P32">$(npm bin)/cypress open <text:span text:style-name="T29">ou yarn cypress_open</text:span></text:p>
        </text:list-item>
      </text:list>
      <text:p text:style-name="P15"/>
      <text:p text:style-name="P14"/>
      <text:p text:style-name="P11">Discord – <text:span text:style-name="T16">aplicativo de conversa, bom para trocar código e trabalhar</text:span></text:p>
      <text:p text:style-name="P16"/>
      <text:p text:style-name="P12">Docker – instalação:</text:p>
      <text:list xml:id="list3839190848" text:style-name="L11">
        <text:list-item>
          <text:p text:style-name="P34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3"><text:span text:style-name="T14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5"><text:span text:style-name="T16">sudo docker-compose down //</text:span><text:span text:style-name="T18">baixa os container</text:span></text:p>
        </text:list-item>
        <text:list-item>
          <text:p text:style-name="P36"><text:span text:style-name="Source_20_Text"><text:span text:style-name="T26">sudo </text:span></text:span><text:span text:style-name="Source_20_Text"><text:span text:style-name="T25">docker-compose -f docker-compose.yml -f docker-compose.dev.yml up --build --force-recreate -d //</text:span></text:span><text:span text:style-name="Source_20_Text"><text:span text:style-name="T26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Ubuntu" svg:font-family="Ubuntu, 'Droid Sans', sans-serif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5T09:15:04.237162715</dc:date>
    <meta:editing-cycles>92</meta:editing-cycles>
    <meta:editing-duration>P1DT19H6M36S</meta:editing-duration>
    <meta:document-statistic meta:table-count="0" meta:image-count="0" meta:object-count="0" meta:page-count="3" meta:paragraph-count="114" meta:word-count="755" meta:character-count="4844" meta:non-whitespace-character-count="4198"/>
    <meta:template xlink:type="simple" xlink:actuate="onRequest" xlink:title="" xlink:href="Normal"/>
  </office:meta>
</office:document-meta>
</file>